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suarios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cedula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cargo</text:p>
          </table:table-cell>
          <table:table-cell office:value-type="string" table:style-name="ce2">
            <text:p>direccion</text:p>
          </table:table-cell>
          <table:table-cell office:value-type="string" table:style-name="ce2">
            <text:p>telefono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contraseña</text:p>
          </table:table-cell>
          <table:table-cell office:value-type="string" table:style-name="ce2">
            <text:p>tipo_usuario</text:p>
          </table:table-cell>
          <table:table-cell office:value-type="string" table:style-name="ce2">
            <text:p>foto1</text:p>
          </table:table-cell>
          <table:table-cell office:value-type="string" table:style-name="ce2">
            <text:p>foto2</text:p>
          </table:table-cell>
          <table:table-cell office:value-type="string" table:style-name="ce2">
            <text:p>activo</text:p>
          </table:table-cell>
          <table:table-cell table:number-columns-repeated="244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rlos Valencia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Calle 21 # 5-48</text:p>
          </table:table-cell>
          <table:table-cell office:value-type="float" office:value="3148139800" table:style-name="ce1">
            <text:p>3148139800</text:p>
          </table:table-cell>
          <table:table-cell office:value-type="string" table:style-name="ce1">
            <text:p>enviamontenegro@gmail.com</text:p>
          </table:table-cell>
          <table:table-cell office:value-type="string" table:style-name="ce1">
            <text:p>carval1225</text:p>
          </table:table-cell>
          <table:table-cell office:value-type="float" office:value="12345" table:style-name="ce1">
            <text:p>123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uarios/images/enviamoto.jpg</text:p>
          </table:table-cell>
          <table:table-cell office:value-type="string" table:style-name="ce1">
            <text:p>../usuarios/images/enviamoto.jpg</text:p>
          </table:table-cell>
          <table:table-cell office:value-type="string" table:style-name="ce1">
            <text:p>SI</text:p>
          </table:table-cell>
          <table:table-cell table:number-columns-repeated="244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uisa Puerta</text:p>
          </table:table-cell>
          <table:table-cell office:value-type="string" table:style-name="ce1">
            <text:p>Administradora</text:p>
          </table:table-cell>
          <table:table-cell office:value-type="string" table:style-name="ce1">
            <text:p>Calle 22 # 2-11</text:p>
          </table:table-cell>
          <table:table-cell office:value-type="float" office:value="3217168856" table:style-name="ce1">
            <text:p>3217168856</text:p>
          </table:table-cell>
          <table:table-cell office:value-type="string" table:style-name="ce1">
            <text:p>enviamontenegro1@gmail.com</text:p>
          </table:table-cell>
          <table:table-cell office:value-type="string" table:style-name="ce1">
            <text:p>Luifer0421</text:p>
          </table:table-cell>
          <table:table-cell office:value-type="float" office:value="12345" table:style-name="ce1">
            <text:p>123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uarios/images/luisa.png</text:p>
          </table:table-cell>
          <table:table-cell office:value-type="string" table:style-name="ce1">
            <text:p>../usuarios/images/luisa.png</text:p>
          </table:table-cell>
          <table:table-cell office:value-type="string" table:style-name="ce1">
            <text:p>SI</text:p>
          </table:table-cell>
          <table:table-cell table:number-columns-repeated="244" table:style-name="ce2"/>
          <table:table-cell table:number-columns-repeated="16128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phpMyAdmin 4.8.4</meta:initial-creator>
    <dc:creator>CarlosHome</dc:creator>
    <meta:creation-date>2023-10-09T06:28:28Z</meta:creation-date>
    <dc:date>2023-10-09T04:33:49Z</dc:date>
  </office:meta>
</office:document-meta>
</file>